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2.29cm" fo:min-width="9.66cm"/>
      <style:paragraph-properties style:writing-mode="lr-tb"/>
    </style:style>
    <style:style style:name="gr3" style:family="graphic" style:parent-style-name="objectwithoutfill">
      <style:graphic-properties draw:marker-start="Square" draw:marker-end="Square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solid"/>
      <style:paragraph-properties fo:text-align="end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8.62cm" svg:y="2.27cm">
          <text:p text:style-name="P1">pod11-node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8.62cm" svg:y="6.08cm">
          <text:p text:style-name="P1">pod11-node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8.62cm" svg:y="9.89cm">
          <text:p text:style-name="P1">pod11-node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2.54cm" draw:transform="rotate (-1.5706217938697) translate (4.81cm 2.27cm)">
          <text:p text:style-name="P1">AH07-EXT-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2.54cm" draw:transform="rotate (-1.5706217938697) translate (20.05cm 2.27cm)">
          <text:p text:style-name="P1">AH07-IZ1-1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683cm" svg:y1="2.905cm" svg:x2="8.747cm" svg:y2="2.905cm">
          <text:p text:style-name="P3"><text:span text:style-name="T1"><text:s/></text:span><text:span text:style-name="T1">(IPMI) 10.10.110.15</text:span></text:p>
          <text:p text:style-name="P3"><text:span text:style-name="T1">(baremetal) 10.10.110.25</text:span></text:p>
        </draw:line>
        <draw:line draw:style-name="gr3" draw:text-style-name="P4" draw:layer="layout" svg:x1="4.683cm" svg:y1="4.048cm" svg:x2="8.747cm" svg:y2="4.048cm">
          <text:p text:style-name="P3"><text:span text:style-name="T1">(provisioning) 172.22.0.1</text:span></text:p>
          <text:p text:style-name="P3"><text:span text:style-name="T1"/></text:p>
        </draw:line>
        <draw:line draw:style-name="gr3" draw:text-style-name="P4" draw:layer="layout" svg:x1="4.683cm" svg:y1="6.842cm" svg:x2="8.747cm" svg:y2="6.842cm">
          <text:p text:style-name="P3"><text:span text:style-name="T1"><text:s/></text:span><text:span text:style-name="T1">(IPMI) 10.10.110.13</text:span></text:p>
          <text:p text:style-name="P3"><text:span text:style-name="T1">(baremetal) 10.10.110.23</text:span></text:p>
        </draw:line>
        <draw:line draw:style-name="gr3" draw:text-style-name="P4" draw:layer="layout" svg:x1="4.683cm" svg:y1="7.985cm" svg:x2="8.747cm" svg:y2="7.985cm">
          <text:p text:style-name="P3"><text:span text:style-name="T1">(provisioning) 172.22.0.0/24</text:span></text:p>
          <text:p text:style-name="P3"><text:span text:style-name="T1"/></text:p>
        </draw:line>
        <draw:line draw:style-name="gr3" draw:text-style-name="P4" draw:layer="layout" svg:x1="4.683cm" svg:y1="10.652cm" svg:x2="8.747cm" svg:y2="10.652cm">
          <text:p text:style-name="P3"><text:span text:style-name="T1"><text:s/></text:span><text:span text:style-name="T1">(IPMI) 10.10.110.12</text:span></text:p>
          <text:p text:style-name="P3"><text:span text:style-name="T1">(baremetal) 10.10.110.22</text:span></text:p>
        </draw:line>
        <draw:line draw:style-name="gr3" draw:text-style-name="P4" draw:layer="layout" svg:x1="4.683cm" svg:y1="11.795cm" svg:x2="8.747cm" svg:y2="11.795cm">
          <text:p text:style-name="P3"><text:span text:style-name="T1">(provisioning) 172.22.0.0/24</text:span></text:p>
          <text:p text:style-name="P3"><text:span text:style-name="T1"/></text:p>
        </draw:line>
        <draw:line draw:style-name="gr3" draw:text-style-name="P4" draw:layer="layout" svg:x1="13.573cm" svg:y1="6.842cm" svg:x2="17.637cm" svg:y2="6.842cm">
          <text:p text:style-name="P5"><text:span text:style-name="T1">10.10.113.4 (sriov)</text:span></text:p>
          <text:p text:style-name="P3"><text:span text:style-name="T1"/></text:p>
        </draw:line>
        <draw:line draw:style-name="gr3" draw:text-style-name="P4" draw:layer="layout" svg:x1="13.573cm" svg:y1="10.652cm" svg:x2="17.637cm" svg:y2="10.652cm">
          <text:p text:style-name="P5"><text:span text:style-name="T1">10.10.113.3 (sriov)</text:span></text:p>
          <text:p text:style-name="P3"><text:span text:style-name="T1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4.6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12-15T09:52:43.690650634</meta:creation-date>
    <dc:date>2021-12-15T15:44:43.420566172</dc:date>
    <meta:editing-duration>PT5H51M57S</meta:editing-duration>
    <meta:editing-cycles>6</meta:editing-cycles>
    <meta:generator>LibreOffice/6.3.6.2$Linux_X86_64 LibreOffice_project/30$Build-2</meta:generator>
    <meta:document-statistic meta:object-count="13"/>
  </office:meta>
</office:document-meta>
</file>